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6e6ff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color="#ffffff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rect draw:style-name="gr1" draw:text-style-name="P2" draw:layer="layout" svg:width="1.6cm" svg:height="1.2cm" svg:x="4.2cm" svg:y="4.4cm" draw:corner-radius="0.1cm">
          <text:p text:style-name="P1"><text:span text:style-name="T1">SPEC</text:span></text:p>
        </draw:rect>
        <draw:g>
          <draw:rect draw:style-name="gr2" draw:text-style-name="P3" draw:layer="layout" svg:width="2cm" svg:height="2cm" svg:x="2cm" svg:y="4cm">
            <text:p text:style-name="P3">1</text:p>
          </draw:rect>
          <draw:rect draw:style-name="gr2" draw:text-style-name="P3" draw:layer="layout" svg:width="2cm" svg:height="2cm" svg:x="2cm" svg:y="6cm">
            <text:p text:style-name="P3">2</text:p>
          </draw:rect>
          <draw:rect draw:style-name="gr2" draw:text-style-name="P3" draw:layer="layout" svg:width="2cm" svg:height="2cm" svg:x="2cm" svg:y="8cm">
            <text:p text:style-name="P3">3</text:p>
          </draw:rect>
          <draw:rect draw:style-name="gr2" draw:text-style-name="P3" draw:layer="layout" svg:width="2cm" svg:height="2cm" svg:x="2cm" svg:y="10cm">
            <text:p text:style-name="P3">4</text:p>
          </draw:rect>
          <draw:rect draw:style-name="gr2" draw:text-style-name="P3" draw:layer="layout" svg:width="2cm" svg:height="2cm" svg:x="2cm" svg:y="12cm">
            <text:p text:style-name="P3">5</text:p>
          </draw:rect>
          <draw:rect draw:style-name="gr2" draw:text-style-name="P3" draw:layer="layout" svg:width="2cm" svg:height="2cm" svg:x="2cm" svg:y="14cm">
            <text:p text:style-name="P3">6</text:p>
          </draw:rect>
          <draw:rect draw:style-name="gr2" draw:text-style-name="P3" draw:layer="layout" svg:width="2cm" svg:height="2cm" svg:x="2cm" svg:y="16cm">
            <text:p text:style-name="P3">7</text:p>
          </draw:rect>
          <draw:rect draw:style-name="gr2" draw:text-style-name="P3" draw:layer="layout" svg:width="2cm" svg:height="2cm" svg:x="2cm" svg:y="18cm">
            <text:p text:style-name="P3">8</text:p>
          </draw:rect>
          <draw:rect draw:style-name="gr2" draw:text-style-name="P3" draw:layer="layout" svg:width="2cm" svg:height="2cm" svg:x="4cm" svg:y="2cm">
            <text:p text:style-name="P3">9</text:p>
          </draw:rect>
          <draw:rect draw:style-name="gr2" draw:text-style-name="P3" draw:layer="layout" svg:width="2cm" svg:height="2cm" svg:x="6cm" svg:y="2cm">
            <text:p text:style-name="P3">10</text:p>
          </draw:rect>
          <draw:rect draw:style-name="gr2" draw:text-style-name="P3" draw:layer="layout" svg:width="2cm" svg:height="2cm" svg:x="8cm" svg:y="2cm">
            <text:p text:style-name="P3">11</text:p>
          </draw:rect>
          <draw:rect draw:style-name="gr2" draw:text-style-name="P3" draw:layer="layout" svg:width="2cm" svg:height="2cm" svg:x="10cm" svg:y="2cm">
            <text:p text:style-name="P3">12</text:p>
          </draw:rect>
          <draw:rect draw:style-name="gr2" draw:text-style-name="P3" draw:layer="layout" svg:width="2cm" svg:height="2cm" svg:x="12cm" svg:y="2cm">
            <text:p text:style-name="P3">13</text:p>
          </draw:rect>
          <draw:rect draw:style-name="gr2" draw:text-style-name="P3" draw:layer="layout" svg:width="2cm" svg:height="2cm" svg:x="14cm" svg:y="2cm">
            <text:p text:style-name="P3">14</text:p>
          </draw:rect>
          <draw:rect draw:style-name="gr2" draw:text-style-name="P3" draw:layer="layout" svg:width="2cm" svg:height="2cm" svg:x="16cm" svg:y="2cm">
            <text:p text:style-name="P3">15</text:p>
          </draw:rect>
          <draw:rect draw:style-name="gr2" draw:text-style-name="P3" draw:layer="layout" svg:width="2cm" svg:height="2cm" svg:x="18cm" svg:y="2cm">
            <text:p text:style-name="P3">16</text:p>
          </draw:rect>
        </draw:g>
        <draw:rect draw:style-name="gr1" draw:text-style-name="P1" draw:layer="layout" svg:width="1.6cm" svg:height="1.2cm" svg:x="4.2cm" svg:y="10.4cm" draw:corner-radius="0.1cm">
          <text:p text:style-name="P1">2</text:p>
        </draw:rect>
        <draw:rect draw:style-name="gr3" draw:text-style-name="P1" draw:layer="layout" svg:width="1.6cm" svg:height="1.2cm" svg:x="4.2cm" svg:y="6.4cm" draw:corner-radius="0.1cm">
          <text:p/>
        </draw:rect>
        <draw:rect draw:style-name="gr1" draw:text-style-name="P1" draw:layer="layout" svg:width="1.6cm" svg:height="1.2cm" svg:x="4.2cm" svg:y="8.4cm" draw:corner-radius="0.1cm">
          <text:p text:style-name="P1">1</text:p>
        </draw:rect>
        <draw:rect draw:style-name="gr1" draw:text-style-name="P1" draw:layer="layout" svg:width="1.6cm" svg:height="1.2cm" svg:x="4.2cm" svg:y="12.4cm" draw:corner-radius="0.1cm">
          <text:p text:style-name="P1">3</text:p>
        </draw:rect>
        <draw:rect draw:style-name="gr1" draw:text-style-name="P1" draw:layer="layout" svg:width="1.6cm" svg:height="1.2cm" svg:x="4.2cm" svg:y="18.4cm" draw:corner-radius="0.1cm">
          <text:p text:style-name="P1">6</text:p>
        </draw:rect>
        <draw:rect draw:style-name="gr1" draw:text-style-name="P1" draw:layer="layout" svg:width="1.6cm" svg:height="1.2cm" svg:x="4.2cm" svg:y="14.4cm" draw:corner-radius="0.1cm">
          <text:p text:style-name="P1">D</text:p>
        </draw:rect>
        <draw:rect draw:style-name="gr1" draw:text-style-name="P1" draw:layer="layout" svg:width="1.6cm" svg:height="1.2cm" svg:x="4.2cm" svg:y="16.4cm" draw:corner-radius="0.1cm">
          <text:p text:style-name="P1">5</text:p>
        </draw:rect>
        <draw:rect draw:style-name="gr1" draw:text-style-name="P1" draw:layer="layout" svg:width="1.6cm" svg:height="1.2cm" svg:x="6.2cm" svg:y="4.4cm" draw:corner-radius="0.1cm">
          <text:p text:style-name="P1">ENTF</text:p>
        </draw:rect>
        <draw:rect draw:style-name="gr1" draw:text-style-name="P1" draw:layer="layout" svg:width="1.6cm" svg:height="1.2cm" svg:x="6.2cm" svg:y="10.4cm" draw:corner-radius="0.1cm">
          <text:p text:style-name="P1">U</text:p>
        </draw:rect>
        <draw:rect draw:style-name="gr1" draw:text-style-name="P1" draw:layer="layout" svg:width="1.6cm" svg:height="1.2cm" svg:x="6.2cm" svg:y="6.4cm" draw:corner-radius="0.1cm">
          <text:p text:style-name="P1">LAlt</text:p>
        </draw:rect>
        <draw:rect draw:style-name="gr1" draw:text-style-name="P1" draw:layer="layout" svg:width="1.6cm" svg:height="1.2cm" svg:x="6.2cm" svg:y="8.4cm" draw:corner-radius="0.1cm">
          <text:p text:style-name="P1">Q</text:p>
        </draw:rect>
        <draw:rect draw:style-name="gr1" draw:text-style-name="P1" draw:layer="layout" svg:width="1.6cm" svg:height="1.2cm" svg:x="6.2cm" svg:y="12.4cm" draw:corner-radius="0.1cm">
          <text:p text:style-name="P1">O</text:p>
        </draw:rect>
        <draw:rect draw:style-name="gr1" draw:text-style-name="P1" draw:layer="layout" svg:width="1.6cm" svg:height="1.2cm" svg:x="6.2cm" svg:y="18.4cm" draw:corner-radius="0.1cm">
          <text:p text:style-name="P1">9</text:p>
        </draw:rect>
        <draw:rect draw:style-name="gr1" draw:text-style-name="P1" draw:layer="layout" svg:width="1.6cm" svg:height="1.2cm" svg:x="6.2cm" svg:y="14.4cm" draw:corner-radius="0.1cm">
          <text:p text:style-name="P1">7</text:p>
        </draw:rect>
        <draw:rect draw:style-name="gr1" draw:text-style-name="P1" draw:layer="layout" svg:width="1.6cm" svg:height="1.2cm" svg:x="6.2cm" svg:y="16.4cm" draw:corner-radius="0.1cm">
          <text:p text:style-name="P1">BSPC</text:p>
        </draw:rect>
        <draw:rect draw:style-name="gr1" draw:text-style-name="P1" draw:layer="layout" svg:width="1.6cm" svg:height="1.2cm" svg:x="8.2cm" svg:y="4.4cm" draw:corner-radius="0.1cm">
          <text:p text:style-name="P1">TAB</text:p>
        </draw:rect>
        <draw:rect draw:style-name="gr1" draw:text-style-name="P1" draw:layer="layout" svg:width="1.6cm" svg:height="1.2cm" svg:x="8.2cm" svg:y="10.4cm" draw:corner-radius="0.1cm">
          <text:p text:style-name="P1">E</text:p>
        </draw:rect>
        <draw:rect draw:style-name="gr1" draw:text-style-name="P1" draw:layer="layout" svg:width="1.6cm" svg:height="1.2cm" svg:x="8.2cm" svg:y="6.4cm" draw:corner-radius="0.1cm">
          <text:p text:style-name="P1">W</text:p>
        </draw:rect>
        <draw:rect draw:style-name="gr1" draw:text-style-name="P1" draw:layer="layout" svg:width="1.6cm" svg:height="1.2cm" svg:x="8.2cm" svg:y="8.4cm" draw:corner-radius="0.1cm">
          <text:p text:style-name="P1">STRG</text:p>
        </draw:rect>
        <draw:rect draw:style-name="gr1" draw:text-style-name="P1" draw:layer="layout" svg:width="1.6cm" svg:height="1.2cm" svg:x="8.2cm" svg:y="12.4cm" draw:corner-radius="0.1cm">
          <text:p text:style-name="P1">R</text:p>
        </draw:rect>
        <draw:rect draw:style-name="gr1" draw:text-style-name="P1" draw:layer="layout" svg:width="1.6cm" svg:height="1.2cm" svg:x="8.2cm" svg:y="18.4cm" draw:corner-radius="0.1cm">
          <text:p text:style-name="P1">Z</text:p>
        </draw:rect>
        <draw:rect draw:style-name="gr1" draw:text-style-name="P1" draw:layer="layout" svg:width="1.6cm" svg:height="1.2cm" svg:x="8.2cm" svg:y="14.4cm" draw:corner-radius="0.1cm">
          <text:p text:style-name="P1">T</text:p>
        </draw:rect>
        <draw:rect draw:style-name="gr1" draw:text-style-name="P1" draw:layer="layout" svg:width="1.6cm" svg:height="1.2cm" svg:x="8.2cm" svg:y="16.4cm" draw:corner-radius="0.1cm">
          <text:p text:style-name="P1">⏎</text:p>
        </draw:rect>
        <draw:rect draw:style-name="gr1" draw:text-style-name="P1" draw:layer="layout" svg:width="1.6cm" svg:height="1.2cm" svg:x="10.2cm" svg:y="4.4cm" draw:corner-radius="0.1cm">
          <text:p text:style-name="P1">0</text:p>
        </draw:rect>
        <draw:rect draw:style-name="gr1" draw:text-style-name="P1" draw:layer="layout" svg:width="1.6cm" svg:height="1.2cm" svg:x="10.2cm" svg:y="10.4cm" draw:corner-radius="0.1cm">
          <text:p text:style-name="P1">LShift</text:p>
        </draw:rect>
        <draw:rect draw:style-name="gr1" draw:text-style-name="P1" draw:layer="layout" svg:width="1.6cm" svg:height="1.2cm" svg:x="10.2cm" svg:y="6.4cm" draw:corner-radius="0.1cm">
          <text:p text:style-name="P1">I</text:p>
        </draw:rect>
        <draw:rect draw:style-name="gr1" draw:text-style-name="P1" draw:layer="layout" svg:width="1.6cm" svg:height="1.2cm" svg:x="10.2cm" svg:y="8.4cm" draw:corner-radius="0.1cm">
          <text:p text:style-name="P1">ß</text:p>
        </draw:rect>
        <draw:rect draw:style-name="gr1" draw:text-style-name="P1" draw:layer="layout" svg:width="1.6cm" svg:height="1.2cm" svg:x="10.2cm" svg:y="12.4cm" draw:corner-radius="0.1cm">
          <text:p text:style-name="P1">Ü</text:p>
        </draw:rect>
        <draw:rect draw:style-name="gr1" draw:text-style-name="P1" draw:layer="layout" svg:width="1.6cm" svg:height="1.2cm" svg:x="10.2cm" svg:y="18.4cm" draw:corner-radius="0.1cm">
          <text:p text:style-name="P1">+</text:p>
        </draw:rect>
        <draw:rect draw:style-name="gr1" draw:text-style-name="P1" draw:layer="layout" svg:width="1.6cm" svg:height="1.2cm" svg:x="10.2cm" svg:y="14.4cm" draw:corner-radius="0.1cm">
          <text:p text:style-name="P1">↑</text:p>
        </draw:rect>
        <draw:rect draw:style-name="gr1" draw:text-style-name="P1" draw:layer="layout" svg:width="1.6cm" svg:height="1.2cm" svg:x="10.2cm" svg:y="16.4cm" draw:corner-radius="0.1cm">
          <text:p text:style-name="P1">Ä</text:p>
        </draw:rect>
        <draw:rect draw:style-name="gr1" draw:text-style-name="P1" draw:layer="layout" svg:width="1.6cm" svg:height="1.2cm" svg:x="12.2cm" svg:y="4.4cm" draw:corner-radius="0.1cm">
          <text:p text:style-name="P1">S</text:p>
        </draw:rect>
        <draw:rect draw:style-name="gr1" draw:text-style-name="P1" draw:layer="layout" svg:width="1.6cm" svg:height="1.2cm" svg:x="12.2cm" svg:y="10.4cm" draw:corner-radius="0.1cm">
          <text:p text:style-name="P1">G</text:p>
        </draw:rect>
        <draw:rect draw:style-name="gr1" draw:text-style-name="P1" draw:layer="layout" svg:width="1.6cm" svg:height="1.2cm" svg:x="12.2cm" svg:y="6.4cm" draw:corner-radius="0.1cm">
          <text:p text:style-name="P1">P</text:p>
        </draw:rect>
        <draw:rect draw:style-name="gr1" draw:text-style-name="P1" draw:layer="layout" svg:width="1.6cm" svg:height="1.2cm" svg:x="12.2cm" svg:y="8.4cm" draw:corner-radius="0.1cm">
          <text:p text:style-name="P1">4</text:p>
        </draw:rect>
        <draw:rect draw:style-name="gr1" draw:text-style-name="P1" draw:layer="layout" svg:width="1.6cm" svg:height="1.2cm" svg:x="12.2cm" svg:y="12.4cm" draw:corner-radius="0.1cm">
          <text:p text:style-name="P1">RShift</text:p>
        </draw:rect>
        <draw:rect draw:style-name="gr1" draw:text-style-name="P1" draw:layer="layout" svg:width="1.6cm" svg:height="1.2cm" svg:x="12.2cm" svg:y="18.4cm" draw:corner-radius="0.1cm">
          <text:p text:style-name="P1">L</text:p>
        </draw:rect>
        <draw:rect draw:style-name="gr1" draw:text-style-name="P1" draw:layer="layout" svg:width="1.6cm" svg:height="1.2cm" svg:x="12.2cm" svg:y="14.4cm" draw:corner-radius="0.1cm">
          <text:p text:style-name="P1">↓</text:p>
        </draw:rect>
        <draw:rect draw:style-name="gr1" draw:text-style-name="P1" draw:layer="layout" svg:width="1.6cm" svg:height="1.2cm" svg:x="12.2cm" svg:y="16.4cm" draw:corner-radius="0.1cm">
          <text:p text:style-name="P1">,;</text:p>
        </draw:rect>
        <draw:rect draw:style-name="gr1" draw:text-style-name="P1" draw:layer="layout" svg:width="1.6cm" svg:height="1.2cm" svg:x="14.2cm" svg:y="4.4cm" draw:corner-radius="0.1cm">
          <text:p text:style-name="P1">F</text:p>
        </draw:rect>
        <draw:rect draw:style-name="gr1" draw:text-style-name="P1" draw:layer="layout" svg:width="1.6cm" svg:height="1.2cm" svg:x="14.2cm" svg:y="10.4cm" draw:corner-radius="0.1cm">
          <text:p text:style-name="P1">←</text:p>
        </draw:rect>
        <draw:rect draw:style-name="gr1" draw:text-style-name="P1" draw:layer="layout" svg:width="1.6cm" svg:height="1.2cm" svg:x="14.2cm" svg:y="6.4cm" draw:corner-radius="0.1cm">
          <text:p text:style-name="P1">H</text:p>
        </draw:rect>
        <draw:rect draw:style-name="gr1" draw:text-style-name="P1" draw:layer="layout" svg:width="1.6cm" svg:height="1.2cm" svg:x="14.2cm" svg:y="8.4cm" draw:corner-radius="0.1cm">
          <text:p text:style-name="P1">J</text:p>
        </draw:rect>
        <draw:rect draw:style-name="gr1" draw:text-style-name="P1" draw:layer="layout" svg:width="1.6cm" svg:height="1.2cm" svg:x="14.2cm" svg:y="12.4cm" draw:corner-radius="0.1cm">
          <text:p text:style-name="P1">→</text:p>
        </draw:rect>
        <draw:rect draw:style-name="gr1" draw:text-style-name="P1" draw:layer="layout" svg:width="1.6cm" svg:height="1.2cm" svg:x="14.2cm" svg:y="18.4cm" draw:corner-radius="0.1cm">
          <text:p text:style-name="P1">K</text:p>
        </draw:rect>
        <draw:rect draw:style-name="gr1" draw:text-style-name="P1" draw:layer="layout" svg:width="1.6cm" svg:height="1.2cm" svg:x="14.2cm" svg:y="14.4cm" draw:corner-radius="0.1cm">
          <text:p text:style-name="P1">CAPS</text:p>
        </draw:rect>
        <draw:rect draw:style-name="gr1" draw:text-style-name="P1" draw:layer="layout" svg:width="1.6cm" svg:height="1.2cm" svg:x="14.2cm" svg:y="16.4cm" draw:corner-radius="0.1cm">
          <text:p text:style-name="P1">8</text:p>
        </draw:rect>
        <draw:rect draw:style-name="gr1" draw:text-style-name="P1" draw:layer="layout" svg:width="1.6cm" svg:height="1.2cm" svg:x="16.2cm" svg:y="4.4cm" draw:corner-radius="0.1cm">
          <text:p text:style-name="P1">&lt; &gt;</text:p>
        </draw:rect>
        <draw:rect draw:style-name="gr1" draw:text-style-name="P1" draw:layer="layout" svg:width="1.6cm" svg:height="1.2cm" svg:x="16.2cm" svg:y="10.4cm" draw:corner-radius="0.1cm">
          <text:p text:style-name="P1">Ö</text:p>
        </draw:rect>
        <draw:rect draw:style-name="gr1" draw:text-style-name="P1" draw:layer="layout" svg:width="1.6cm" svg:height="1.2cm" svg:x="16.2cm" svg:y="6.4cm" draw:corner-radius="0.1cm">
          <text:p text:style-name="P1">Y</text:p>
        </draw:rect>
        <draw:rect draw:style-name="gr1" draw:text-style-name="P1" draw:layer="layout" svg:width="1.6cm" svg:height="1.2cm" svg:x="16.2cm" svg:y="8.4cm" draw:corner-radius="0.1cm">
          <text:p text:style-name="P1">SPC</text:p>
        </draw:rect>
        <draw:rect draw:style-name="gr1" draw:text-style-name="P1" draw:layer="layout" svg:width="1.6cm" svg:height="1.2cm" svg:x="16.2cm" svg:y="12.4cm" draw:corner-radius="0.1cm">
          <text:p text:style-name="P1">.:</text:p>
        </draw:rect>
        <draw:rect draw:style-name="gr1" draw:text-style-name="P1" draw:layer="layout" svg:width="1.6cm" svg:height="1.2cm" svg:x="16.2cm" svg:y="18.4cm" draw:corner-radius="0.1cm">
          <text:p text:style-name="P1">X</text:p>
        </draw:rect>
        <draw:rect draw:style-name="gr1" draw:text-style-name="P1" draw:layer="layout" svg:width="1.6cm" svg:height="1.2cm" svg:x="16.2cm" svg:y="14.4cm" draw:corner-radius="0.1cm">
          <text:p text:style-name="P1">´</text:p>
        </draw:rect>
        <draw:rect draw:style-name="gr1" draw:text-style-name="P1" draw:layer="layout" svg:width="1.6cm" svg:height="1.2cm" svg:x="16.2cm" svg:y="16.4cm" draw:corner-radius="0.1cm">
          <text:p text:style-name="P1">Fn</text:p>
        </draw:rect>
        <draw:rect draw:style-name="gr1" draw:text-style-name="P1" draw:layer="layout" svg:width="1.6cm" svg:height="1.2cm" svg:x="18.2cm" svg:y="4.4cm" draw:corner-radius="0.1cm">
          <text:p text:style-name="P1">C</text:p>
        </draw:rect>
        <draw:rect draw:style-name="gr1" draw:text-style-name="P1" draw:layer="layout" svg:width="1.6cm" svg:height="1.2cm" svg:x="18.2cm" svg:y="10.4cm" draw:corner-radius="0.1cm">
          <text:p text:style-name="P1">N</text:p>
        </draw:rect>
        <draw:rect draw:style-name="gr1" draw:text-style-name="P1" draw:layer="layout" svg:width="1.6cm" svg:height="1.2cm" svg:x="18.2cm" svg:y="6.4cm" draw:corner-radius="0.1cm">
          <text:p text:style-name="P1">V</text:p>
        </draw:rect>
        <draw:rect draw:style-name="gr1" draw:text-style-name="P1" draw:layer="layout" svg:width="1.6cm" svg:height="1.2cm" svg:x="18.2cm" svg:y="8.4cm" draw:corner-radius="0.1cm">
          <text:p text:style-name="P1">B</text:p>
        </draw:rect>
        <draw:rect draw:style-name="gr1" draw:text-style-name="P1" draw:layer="layout" svg:width="1.6cm" svg:height="1.2cm" svg:x="18.2cm" svg:y="12.4cm" draw:corner-radius="0.1cm">
          <text:p text:style-name="P1">M</text:p>
        </draw:rect>
        <draw:rect draw:style-name="gr1" draw:text-style-name="P1" draw:layer="layout" svg:width="1.6cm" svg:height="1.2cm" svg:x="18.2cm" svg:y="18.4cm" draw:corner-radius="0.1cm">
          <text:p text:style-name="P1">ESC</text:p>
        </draw:rect>
        <draw:rect draw:style-name="gr1" draw:text-style-name="P1" draw:layer="layout" svg:width="1.6cm" svg:height="1.2cm" svg:x="18.2cm" svg:y="14.4cm" draw:corner-radius="0.1cm">
          <text:p text:style-name="P1">-</text:p>
        </draw:rect>
        <draw:rect draw:style-name="gr1" draw:text-style-name="P1" draw:layer="layout" svg:width="1.6cm" svg:height="1.2cm" svg:x="18.2cm" svg:y="16.4cm" draw:corner-radius="0.1cm">
          <text:p text:style-name="P1">A</text:p>
        </draw:rect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zxx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. Brandis</meta:initial-creator>
    <meta:creation-date>2022-08-27T19:28:37</meta:creation-date>
    <meta:editing-duration>PT58M2S</meta:editing-duration>
    <meta:editing-cycles>30</meta:editing-cycles>
    <dc:date>2022-08-27T20:26:28</dc:date>
    <dc:creator>F. Brandis</dc:creator>
    <meta:generator>OpenOffice/4.1.5$Unix OpenOffice.org_project/415m1$Build-9789</meta:generator>
    <meta:document-statistic meta:object-count="104"/>
  </office:meta>
</office:document-meta>
</file>